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language="ru" fo:country="RU" officeooo:rsid="000d3a0d" officeooo:paragraph-rsid="000d3a0d"/>
    </style:style>
    <style:style style:name="P2" style:family="paragraph" style:parent-style-name="Standard">
      <style:paragraph-properties fo:text-align="justify" style:justify-single-word="false"/>
      <style:text-properties fo:language="ru" fo:country="RU" officeooo:rsid="000e12b4" officeooo:paragraph-rsid="00162e37"/>
    </style:style>
    <style:style style:name="P3" style:family="paragraph" style:parent-style-name="Standard">
      <style:paragraph-properties fo:text-align="justify" style:justify-single-word="false"/>
      <style:text-properties fo:language="ru" fo:country="RU" officeooo:rsid="000e12b4" officeooo:paragraph-rsid="0017f930"/>
    </style:style>
    <style:style style:name="P4" style:family="paragraph" style:parent-style-name="Standard">
      <style:paragraph-properties fo:text-align="justify" style:justify-single-word="false"/>
      <style:text-properties fo:language="ru" fo:country="RU" officeooo:rsid="000e12b4" officeooo:paragraph-rsid="001867e5"/>
    </style:style>
    <style:style style:name="P5" style:family="paragraph" style:parent-style-name="Standard">
      <style:paragraph-properties fo:text-align="justify" style:justify-single-word="false"/>
      <style:text-properties fo:language="ru" fo:country="RU" officeooo:rsid="000e4bbb" officeooo:paragraph-rsid="000e12b4"/>
    </style:style>
    <style:style style:name="P6" style:family="paragraph" style:parent-style-name="Standard">
      <style:paragraph-properties fo:text-align="justify" style:justify-single-word="false"/>
      <style:text-properties fo:language="ru" fo:country="RU" officeooo:rsid="000e4bbb" officeooo:paragraph-rsid="000e4bbb"/>
    </style:style>
    <style:style style:name="P7" style:family="paragraph" style:parent-style-name="Standard">
      <style:paragraph-properties fo:text-align="justify" style:justify-single-word="false"/>
      <style:text-properties fo:language="ru" fo:country="RU" officeooo:rsid="000e4bbb" officeooo:paragraph-rsid="001138c1"/>
    </style:style>
    <style:style style:name="P8" style:family="paragraph" style:parent-style-name="Standard">
      <style:paragraph-properties fo:text-align="justify" style:justify-single-word="false"/>
      <style:text-properties fo:language="ru" fo:country="RU" officeooo:rsid="001138c1" officeooo:paragraph-rsid="001138c1"/>
    </style:style>
    <style:style style:name="P9" style:family="paragraph" style:parent-style-name="Standard">
      <style:paragraph-properties fo:text-align="justify" style:justify-single-word="false"/>
      <style:text-properties fo:language="ru" fo:country="RU" officeooo:rsid="001138c1" officeooo:paragraph-rsid="00146b51"/>
    </style:style>
    <style:style style:name="P10" style:family="paragraph" style:parent-style-name="Standard">
      <style:paragraph-properties fo:text-align="justify" style:justify-single-word="false"/>
      <style:text-properties fo:language="ru" fo:country="RU" officeooo:rsid="001138c1" officeooo:paragraph-rsid="0017f930"/>
    </style:style>
    <style:style style:name="P11" style:family="paragraph" style:parent-style-name="Standard">
      <style:paragraph-properties fo:text-align="justify" style:justify-single-word="false"/>
      <style:text-properties fo:language="ru" fo:country="RU" officeooo:rsid="00146b51" officeooo:paragraph-rsid="00162e37"/>
    </style:style>
    <style:style style:name="P12" style:family="paragraph" style:parent-style-name="Standard">
      <style:paragraph-properties fo:text-align="justify" style:justify-single-word="false"/>
      <style:text-properties fo:language="ru" fo:country="RU" officeooo:rsid="00146b51" officeooo:paragraph-rsid="0017f930"/>
    </style:style>
    <style:style style:name="P13" style:family="paragraph" style:parent-style-name="Standard">
      <style:paragraph-properties fo:text-align="justify" style:justify-single-word="false"/>
      <style:text-properties fo:language="ru" fo:country="RU" fo:font-style="italic" officeooo:rsid="0017f930" officeooo:paragraph-rsid="0017f930" style:font-style-asian="italic" style:font-style-complex="italic"/>
    </style:style>
    <style:style style:name="P14" style:family="paragraph" style:parent-style-name="Standard">
      <style:paragraph-properties fo:text-align="justify" style:justify-single-word="false"/>
      <style:text-properties fo:language="ru" fo:country="RU" fo:font-style="italic" officeooo:rsid="000e4bbb" officeooo:paragraph-rsid="000e12b4" style:font-style-asian="italic" style:font-style-complex="italic"/>
    </style:style>
    <style:style style:name="P15" style:family="paragraph" style:parent-style-name="Standard">
      <style:paragraph-properties fo:text-align="justify" style:justify-single-word="false"/>
      <style:text-properties fo:language="ru" fo:country="RU" fo:font-weight="bold" officeooo:rsid="000e4bbb" officeooo:paragraph-rsid="000e4bbb" style:font-weight-asian="bold" style:font-weight-complex="bold"/>
    </style:style>
    <style:style style:name="P16" style:family="paragraph" style:parent-style-name="Standard">
      <style:paragraph-properties fo:text-align="justify" style:justify-single-word="false"/>
      <style:text-properties fo:language="ru" fo:country="RU" fo:font-weight="bold" officeooo:rsid="001138c1" officeooo:paragraph-rsid="001138c1" style:font-weight-asian="bold" style:font-weight-complex="bold"/>
    </style:style>
    <style:style style:name="P17" style:family="paragraph" style:parent-style-name="Standard">
      <style:paragraph-properties fo:text-align="justify" style:justify-single-word="false"/>
      <style:text-properties fo:language="ru" fo:country="RU" fo:font-weight="bold" officeooo:rsid="00146b51" officeooo:paragraph-rsid="00162e37" style:font-weight-asian="bold" style:font-weight-complex="bold"/>
    </style:style>
    <style:style style:name="P18" style:family="paragraph" style:parent-style-name="Standard">
      <style:paragraph-properties fo:text-align="justify" style:justify-single-word="false"/>
      <style:text-properties fo:language="ru" fo:country="RU" fo:font-weight="bold" officeooo:rsid="00146b51" officeooo:paragraph-rsid="0017f930" style:font-weight-asian="bold" style:font-weight-complex="bold"/>
    </style:style>
    <style:style style:name="P19" style:family="paragraph" style:parent-style-name="Standard">
      <style:paragraph-properties fo:text-align="justify" style:justify-single-word="false"/>
      <style:text-properties fo:language="ru" fo:country="RU" officeooo:rsid="001ad967" officeooo:paragraph-rsid="001c70d0"/>
    </style:style>
    <style:style style:name="P20" style:family="paragraph" style:parent-style-name="Standard">
      <style:paragraph-properties fo:text-align="justify" style:justify-single-word="false"/>
      <style:text-properties officeooo:rsid="000d3a0d" officeooo:paragraph-rsid="000d3a0d"/>
    </style:style>
    <style:style style:name="P21" style:family="paragraph" style:parent-style-name="Standard">
      <style:paragraph-properties fo:text-align="justify" style:justify-single-word="false"/>
      <style:text-properties officeooo:rsid="000d3a0d" officeooo:paragraph-rsid="0017f930"/>
    </style:style>
    <style:style style:name="P22" style:family="paragraph" style:parent-style-name="Standard">
      <style:paragraph-properties fo:text-align="justify" style:justify-single-word="false"/>
      <style:text-properties fo:language="en" fo:country="US" officeooo:rsid="001138c1" officeooo:paragraph-rsid="001138c1"/>
    </style:style>
    <style:style style:name="P23" style:family="paragraph" style:parent-style-name="Standard">
      <style:paragraph-properties fo:text-align="justify" style:justify-single-word="false"/>
      <style:text-properties style:text-position="0% 100%" fo:language="en" fo:country="US" officeooo:rsid="001138c1" officeooo:paragraph-rsid="001138c1"/>
    </style:style>
    <style:style style:name="P24" style:family="paragraph" style:parent-style-name="Standard">
      <style:paragraph-properties fo:text-align="justify" style:justify-single-word="false"/>
      <style:text-properties style:text-position="0% 100%" fo:language="ru" fo:country="RU" fo:font-weight="bold" officeooo:rsid="001138c1" officeooo:paragraph-rsid="001138c1" style:font-weight-asian="bold" style:font-weight-complex="bold"/>
    </style:style>
    <style:style style:name="P25" style:family="paragraph" style:parent-style-name="Standard">
      <style:paragraph-properties fo:text-align="justify" style:justify-single-word="false"/>
      <style:text-properties style:text-position="0% 100%" fo:language="ru" fo:country="RU" fo:font-weight="bold" officeooo:rsid="00146b51" officeooo:paragraph-rsid="00146b51" style:font-weight-asian="bold" style:font-weight-complex="bold"/>
    </style:style>
    <style:style style:name="P26" style:family="paragraph" style:parent-style-name="Standard">
      <style:paragraph-properties fo:text-align="justify" style:justify-single-word="false"/>
      <style:text-properties style:text-position="0% 100%" fo:language="ru" fo:country="RU" officeooo:rsid="001138c1" officeooo:paragraph-rsid="001138c1"/>
    </style:style>
    <style:style style:name="P27" style:family="paragraph" style:parent-style-name="Standard">
      <style:paragraph-properties fo:text-align="justify" style:justify-single-word="false"/>
      <style:text-properties style:text-position="0% 100%" fo:language="ru" fo:country="RU" officeooo:rsid="001138c1" officeooo:paragraph-rsid="00162e37"/>
    </style:style>
    <style:style style:name="P28" style:family="paragraph" style:parent-style-name="Standard">
      <style:paragraph-properties fo:text-align="justify" style:justify-single-word="false"/>
      <style:text-properties fo:font-style="italic" fo:font-weight="bold" officeooo:rsid="000d3a0d" officeooo:paragraph-rsid="000d3a0d" style:font-style-asian="italic" style:font-weight-asian="bold" style:font-style-complex="italic" style:font-weight-complex="bold"/>
    </style:style>
    <style:style style:name="P29" style:family="paragraph" style:parent-style-name="Standard">
      <style:paragraph-properties fo:text-align="justify" style:justify-single-word="false"/>
      <style:text-properties fo:language="ru" fo:country="RU" officeooo:rsid="001138c1" officeooo:paragraph-rsid="0017f930"/>
    </style:style>
    <style:style style:name="P30" style:family="paragraph" style:parent-style-name="Standard">
      <style:paragraph-properties fo:text-align="justify" style:justify-single-word="false"/>
      <style:text-properties fo:language="ru" fo:country="RU" officeooo:rsid="000e12b4" officeooo:paragraph-rsid="000e12b4"/>
    </style:style>
    <style:style style:name="P31" style:family="paragraph" style:parent-style-name="Standard">
      <style:text-properties fo:language="ru" fo:country="RU" officeooo:rsid="000e12b4" officeooo:paragraph-rsid="001e6ae4"/>
    </style:style>
    <style:style style:name="P32" style:family="paragraph" style:parent-style-name="Standard">
      <style:paragraph-properties fo:text-align="justify" style:justify-single-word="false"/>
      <style:text-properties fo:language="ru" fo:country="RU" officeooo:rsid="00201296" officeooo:paragraph-rsid="001e6ae4"/>
    </style:style>
    <style:style style:name="P33" style:family="paragraph" style:parent-style-name="Standard">
      <style:text-properties fo:language="ru" fo:country="RU" officeooo:rsid="00201296" officeooo:paragraph-rsid="001e6ae4"/>
    </style:style>
    <style:style style:name="P34" style:family="paragraph" style:parent-style-name="Standard">
      <style:text-properties fo:language="ru" fo:country="RU" fo:font-style="italic" fo:font-weight="bold" officeooo:rsid="00201296" officeooo:paragraph-rsid="001e6ae4" style:font-style-asian="italic" style:font-weight-asian="bold" style:font-style-complex="italic" style:font-weight-complex="bold"/>
    </style:style>
    <style:style style:name="P35" style:family="paragraph" style:parent-style-name="Standard">
      <style:text-properties fo:language="ru" fo:country="RU" officeooo:rsid="001e6ae4" officeooo:paragraph-rsid="001e6ae4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fo:font-style="italic" officeooo:rsid="000e4bbb" style:font-style-asian="italic" style:font-style-complex="italic"/>
    </style:style>
    <style:style style:name="T4" style:family="text">
      <style:text-properties fo:language="en" fo:country="US" fo:font-style="italic" officeooo:rsid="001867e5" style:font-style-asian="italic" style:font-style-complex="italic"/>
    </style:style>
    <style:style style:name="T5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language="en" fo:country="US" fo:font-style="italic" fo:font-weight="bold" officeooo:rsid="001ad967" style:font-style-asian="italic" style:font-weight-asian="bold" style:font-style-complex="italic" style:font-weight-complex="bold"/>
    </style:style>
    <style:style style:name="T7" style:family="text">
      <style:text-properties fo:language="en" fo:country="US" fo:font-style="italic" fo:font-weight="normal" officeooo:rsid="001ad967" style:font-style-asian="italic" style:font-weight-asian="normal" style:font-style-complex="italic" style:font-weight-complex="normal"/>
    </style:style>
    <style:style style:name="T8" style:family="text">
      <style:text-properties fo:language="en" fo:country="US" officeooo:rsid="000e4bbb"/>
    </style:style>
    <style:style style:name="T9" style:family="text">
      <style:text-properties fo:language="en" fo:country="US" officeooo:rsid="0017f930"/>
    </style:style>
    <style:style style:name="T10" style:family="text">
      <style:text-properties fo:language="en" fo:country="US" officeooo:rsid="001867e5"/>
    </style:style>
    <style:style style:name="T11" style:family="text">
      <style:text-properties fo:language="en" fo:country="US" officeooo:rsid="001c70d0"/>
    </style:style>
    <style:style style:name="T12" style:family="text">
      <style:text-properties fo:language="en" fo:country="US" fo:font-style="normal" fo:font-weight="normal" officeooo:rsid="001ad967" style:font-style-asian="normal" style:font-weight-asian="normal" style:font-style-complex="normal" style:font-weight-complex="normal"/>
    </style:style>
    <style:style style:name="T13" style:family="text">
      <style:text-properties fo:language="ru" fo:country="RU"/>
    </style:style>
    <style:style style:name="T14" style:family="text">
      <style:text-properties officeooo:rsid="000e4bbb"/>
    </style:style>
    <style:style style:name="T15" style:family="text">
      <style:text-properties style:text-position="sub 58%"/>
    </style:style>
    <style:style style:name="T16" style:family="text">
      <style:text-properties style:text-position="sub 58%" fo:language="en" fo:country="US"/>
    </style:style>
    <style:style style:name="T17" style:family="text">
      <style:text-properties style:text-position="sub 58%" fo:language="en" fo:country="US" officeooo:rsid="000e4bbb"/>
    </style:style>
    <style:style style:name="T18" style:family="text">
      <style:text-properties style:text-position="sub 58%" fo:language="en" fo:country="US" officeooo:rsid="001138c1"/>
    </style:style>
    <style:style style:name="T19" style:family="text">
      <style:text-properties style:text-position="sub 58%" fo:language="en" fo:country="US" officeooo:rsid="001867e5"/>
    </style:style>
    <style:style style:name="T20" style:family="text">
      <style:text-properties style:text-position="0% 100%"/>
    </style:style>
    <style:style style:name="T21" style:family="text">
      <style:text-properties style:text-position="0% 100%" fo:language="en" fo:country="US"/>
    </style:style>
    <style:style style:name="T22" style:family="text">
      <style:text-properties style:text-position="0% 100%" fo:language="en" fo:country="US" fo:font-style="italic" style:font-style-asian="italic" style:font-style-complex="italic"/>
    </style:style>
    <style:style style:name="T23" style:family="text">
      <style:text-properties style:text-position="0% 100%" fo:language="en" fo:country="US" fo:font-style="italic" officeooo:rsid="000e4bbb" style:font-style-asian="italic" style:font-style-complex="italic"/>
    </style:style>
    <style:style style:name="T24" style:family="text">
      <style:text-properties style:text-position="0% 100%" fo:language="en" fo:country="US" fo:font-style="italic" officeooo:rsid="001138c1" style:font-style-asian="italic" style:font-style-complex="italic"/>
    </style:style>
    <style:style style:name="T25" style:family="text">
      <style:text-properties style:text-position="0% 100%" fo:language="en" fo:country="US" officeooo:rsid="001138c1"/>
    </style:style>
    <style:style style:name="T26" style:family="text">
      <style:text-properties style:text-position="0% 100%" fo:language="en" fo:country="US" officeooo:rsid="00162e37"/>
    </style:style>
    <style:style style:name="T27" style:family="text">
      <style:text-properties style:text-position="0% 100%" fo:language="en" fo:country="US" officeooo:rsid="001867e5"/>
    </style:style>
    <style:style style:name="T28" style:family="text">
      <style:text-properties style:text-position="0% 100%" officeooo:rsid="001138c1"/>
    </style:style>
    <style:style style:name="T29" style:family="text">
      <style:text-properties style:text-position="0% 100%" fo:font-style="normal" style:font-style-asian="normal" style:font-style-complex="normal"/>
    </style:style>
    <style:style style:name="T30" style:family="text">
      <style:text-properties style:text-position="0% 100%" fo:font-style="normal" officeooo:rsid="001138c1" style:font-style-asian="normal" style:font-style-complex="normal"/>
    </style:style>
    <style:style style:name="T31" style:family="text">
      <style:text-properties style:text-position="0% 100%" officeooo:rsid="00162e37"/>
    </style:style>
    <style:style style:name="T32" style:family="text">
      <style:text-properties style:text-position="0% 100%" officeooo:rsid="00172922"/>
    </style:style>
    <style:style style:name="T33" style:family="text">
      <style:text-properties style:text-position="0% 100%" officeooo:rsid="0017f930"/>
    </style:style>
    <style:style style:name="T34" style:family="text">
      <style:text-properties officeooo:rsid="00162e37"/>
    </style:style>
    <style:style style:name="T35" style:family="text">
      <style:text-properties style:text-position="super 58%" fo:language="en" fo:country="US" officeooo:rsid="001867e5"/>
    </style:style>
    <style:style style:name="T36" style:family="text">
      <style:text-properties fo:font-style="italic" fo:font-weight="bold" style:font-style-asian="italic" style:font-weight-asian="bold" style:font-style-complex="italic" style:font-weight-complex="bold"/>
    </style:style>
    <style:style style:name="T37" style:family="text">
      <style:text-properties fo:font-style="italic" fo:font-weight="bold" officeooo:rsid="001c70d0" style:font-style-asian="italic" style:font-weight-asian="bold" style:font-style-complex="italic" style:font-weight-complex="bold"/>
    </style:style>
    <style:style style:name="T3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9" style:family="text">
      <style:text-properties officeooo:rsid="001c70d0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normal" style:font-weight-asian="normal" style:font-weight-complex="normal"/>
    </style:style>
    <style:style style:name="T4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3" style:family="text">
      <style:text-properties officeooo:rsid="002002da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Задача №2.</text:p>
      <text:p text:style-name="P20"/>
      <text:p text:style-name="P20">Датчики псевдослучайных чисел разрабатываются так, чтобы генерируемые ими последовательности можно было считать реализациями независимых случайных величин, равномерно распределённых на единичном отрезке. Ваше задание — реализовать такой датчик и проверить генерируемую последовательность на равномерность (независимость проверять не надо). </text:p>
      <text:p text:style-name="P20">Выполните следующие шаги:</text:p>
      <text:p text:style-name="P20">1. Рассчитайте 100 псевдослучайных чисел методом, соответствующим вашему варианту.</text:p>
      <text:p text:style-name="P20">2. Приведите первые 10 чисел этой последовательности.</text:p>
      <text:p text:style-name="P20">3. Постройте гистограмму с 10 столбцами для полученной последовательности.</text:p>
      <text:p text:style-name="P21">4. Проверьте гипотезу о том, что последовательность имеет распределение <text:span text:style-name="T1">R(0, 1) </text:span><text:span text:style-name="T13">критерием Колмогорова</text:span><text:span text:style-name="T9">–</text:span><text:span text:style-name="T13">Смирнова.</text:span></text:p>
      <text:p text:style-name="P1">5. Повторите шаги 3 и 4 для последовательности длиной в 10000 чисел.</text:p>
      <text:p text:style-name="P1"><text:span text:style-name="T43">Используйте у</text:span>ровень значимости <text:span text:style-name="T43">5%</text:span>.</text:p>
      <text:p text:style-name="P1"/>
      <text:p text:style-name="P19"><text:span text:style-name="T36">Примечание </text:span><text:span text:style-name="T37">(имеет смысл читать после изучения критерия Колмогорова</text:span><text:span text:style-name="T5">–</text:span><text:span text:style-name="T37">Смирнова)</text:span><text:span text:style-name="T36">.</text:span> Частая ошибка при расчёте статистики Колмогорова<text:span text:style-name="T1">–</text:span>Смирнова — расчёт расстояния Колмогорова как максимальной разности между выборочной и предполагаемой функцией распределения <text:span text:style-name="T39">в точках, соответствующих наблюдаемым значениям признака. Иногда это даёт правильный результат, но наибольшее расхождение между двумя функциями может быть не только в этих точках, оно может спрятаться чуть левее. </text:span></text:p>
      <text:p text:style-name="P19"><text:span text:style-name="T39">Например, если по выборке из трёх чисел 0.2, </text:span><text:span text:style-name="T11">0.5 </text:span><text:span text:style-name="T39">и</text:span><text:span text:style-name="T11"> 0.9 </text:span><text:span text:style-name="T39">проверять гипотезу о равномерном распределении на отрезке </text:span><text:span text:style-name="T11">[0; 1], </text:span><text:span text:style-name="T39">то абсолютная разность выборочной и предполагаемой функций распределения в этих точках составит 0.1333, 0.1667 и 0.1 соответственно, но расстояние Колмогорова будет равно 0.2333. Начертите графики выборочной и предполагаемой функций распределения, чтобы понять, о чём речь.</text:span></text:p>
      <text:p text:style-name="P1"/>
      <text:p text:style-name="P13">Методы генерации псевдослучайных чисел по вариантам:</text:p>
      <text:p text:style-name="P1"/>
      <text:p text:style-name="P4">Вариант 1. Метод серединных квадратов, <text:span text:style-name="T24">z</text:span><text:span text:style-name="T18">1</text:span><text:span text:style-name="T25"> </text:span><text:span text:style-name="T26">= 1</text:span><text:span text:style-name="T27">661</text:span>.</text:p>
      <text:p text:style-name="P4">Вариант 2. Метод серединных произведений, <text:span text:style-name="T24">z</text:span><text:span text:style-name="T18">1</text:span><text:span text:style-name="T25"> </text:span><text:span text:style-name="T26">= </text:span><text:span text:style-name="T27">8731</text:span>, <text:span text:style-name="T24">z</text:span><text:span text:style-name="T19">2</text:span><text:span text:style-name="T25"> </text:span><text:span text:style-name="T26">= 1</text:span><text:span text:style-name="T27">617</text:span>.</text:p>
      <text:p text:style-name="P4">Вариант 3. Линейный конгруэнтный метод, <text:span text:style-name="T24">z</text:span><text:span text:style-name="T18">1</text:span><text:span text:style-name="T25"> </text:span><text:span text:style-name="T26">= </text:span><text:span text:style-name="T27">2456,</text:span> <text:span text:style-name="T4">a </text:span><text:span text:style-name="T10">= 113, </text:span><text:span text:style-name="T4">b</text:span><text:span text:style-name="T10"> = 2, </text:span><text:span text:style-name="T4">m</text:span><text:span text:style-name="T10"> = 10000</text:span>.</text:p>
      <text:p text:style-name="P2">Вариант 4. <text:span text:style-name="T34">Степенной остаточный №1,</text:span> <text:span text:style-name="T24">z</text:span><text:span text:style-name="T18">1</text:span><text:span text:style-name="T25"> </text:span><text:span text:style-name="T26">= 1237</text:span>.</text:p>
      <text:p text:style-name="P4">Вариант 5. Линейный конгруэнтный метод, <text:span text:style-name="T24">z</text:span><text:span text:style-name="T18">1</text:span><text:span text:style-name="T25"> </text:span><text:span text:style-name="T26">= </text:span><text:span text:style-name="T27">10</text:span><text:span text:style-name="T35">9</text:span><text:span text:style-name="T27">,</text:span> <text:span text:style-name="T4">a </text:span><text:span text:style-name="T10">= 16807, </text:span><text:span text:style-name="T4">b</text:span><text:span text:style-name="T10"> = 0, </text:span><text:span text:style-name="T4">m</text:span><text:span text:style-name="T10"> = 2147483647</text:span>.</text:p>
      <text:p text:style-name="P4">Вариант 6. Метод серединных квадратов, <text:span text:style-name="T24">z</text:span><text:span text:style-name="T18">1</text:span><text:span text:style-name="T25"> </text:span><text:span text:style-name="T26">= 1</text:span><text:span text:style-name="T27">687</text:span>.</text:p>
      <text:p text:style-name="P4">Вариант 7. Метод серединных произведений, <text:span text:style-name="T24">z</text:span><text:span text:style-name="T18">1</text:span><text:span text:style-name="T25"> </text:span><text:span text:style-name="T26">= </text:span><text:span text:style-name="T27">3308</text:span>, <text:span text:style-name="T24">z</text:span><text:span text:style-name="T19">2</text:span><text:span text:style-name="T25"> </text:span><text:span text:style-name="T26">= 1</text:span><text:span text:style-name="T27">949</text:span>.</text:p>
      <text:p text:style-name="P2">Вариант 8. <text:span text:style-name="T34">Степенной остаточный №2,</text:span> <text:span text:style-name="T24">z</text:span><text:span text:style-name="T18">1</text:span><text:span text:style-name="T25"> </text:span><text:span text:style-name="T26">= </text:span><text:span text:style-name="T31">7</text:span><text:span text:style-name="T26">7</text:span><text:span text:style-name="T31">24</text:span>.</text:p>
      <text:p text:style-name="P4">Вариант 9. Линейный конгруэнтный метод, <text:span text:style-name="T24">z</text:span><text:span text:style-name="T18">1</text:span><text:span text:style-name="T25"> </text:span><text:span text:style-name="T26">= </text:span><text:span text:style-name="T27">2456,</text:span> <text:span text:style-name="T4">a </text:span><text:span text:style-name="T10">= 113, </text:span><text:span text:style-name="T4">b</text:span><text:span text:style-name="T10"> = 2, </text:span><text:span text:style-name="T4">m</text:span><text:span text:style-name="T10"> = 10000</text:span>.</text:p>
      <text:p text:style-name="P3">Вариант 10. <text:span text:style-name="T34">Степенной остаточный №3,</text:span> <text:span text:style-name="T24">z</text:span><text:span text:style-name="T18">1</text:span><text:span text:style-name="T25"> </text:span><text:span text:style-name="T26">= </text:span><text:span text:style-name="T33">4508</text:span>.</text:p>
      <text:p text:style-name="P30"/>
      <text:p text:style-name="P34">Темы для вопросов на устной беседе.</text:p>
      <text:p text:style-name="P33"/>
      <text:p text:style-name="P35">Основы проверки гипотез: основная и альтернативная гипотезы, статистический критерий, ошибки <text:span text:style-name="T1">I </text:span>и <text:span text:style-name="T1">II </text:span>рода, уровень значимости и мощность.</text:p>
      <text:p text:style-name="P35">Критерий Колмог<text:span text:style-name="T42">орова</text:span><text:span text:style-name="T12">–</text:span><text:span text:style-name="T42">Смирнова, критерий согласия хи-квадрат.</text:span></text:p>
      <text:p text:style-name="P31"/>
      <text:p text:style-name="P14">Описание методов генерации.</text:p>
      <text:p text:style-name="P5"/>
      <text:p text:style-name="P15">Метод серединных квадратов.</text:p>
      <text:p text:style-name="P6">Допустим, мы хотим генерировать числа с четырьмя знаками после запятой. Для этого берётся некое начальное четырёхзначное число <text:span text:style-name="T2">z</text:span><text:span text:style-name="T16">1</text:span><text:span text:style-name="T1"> </text:span>и возводится в квадрат — получается <text:soft-page-break/>восьмизначное число. Средние четыре цифры этого восьмизначного числа задают следующий элемент этой последовательности — <text:span text:style-name="T2">z</text:span><text:span text:style-name="T15">2</text:span>. Затем <text:span text:style-name="T2">z</text:span><text:span text:style-name="T15">2</text:span> возводится в квадрат и берутся средние четыре цифры от квадрата и т. д.</text:p>
      <text:p text:style-name="P6">В конце укладываем все полученные числа в пределы от нуля до единицы простым способом: <draw:frame draw:style-name="fr1" draw:name="Объект1" text:anchor-type="as-char" svg:y="-0.683cm" svg:width="2.006cm" svg:height="1.062cm" draw:z-index="0"><draw:object xlink:href="./Object 1" xlink:type="simple" xlink:show="embed" xlink:actuate="onLoad"/><draw:image xlink:href="./ObjectReplacements/Object 1" xlink:type="simple" xlink:show="embed" xlink:actuate="onLoad"/></draw:frame>.</text:p>
      <text:p text:style-name="P6">Если при возведении в квадрат получается число меньше чем из восьми знаков, считаем, что оно всё же восьмизначное, просто у него в начале стоят нули.</text:p>
      <text:p text:style-name="P6"/>
      <text:p text:style-name="P8">Пример генерируемой последовательности: <text:span text:style-name="T1">0.</text:span>1111, <text:span text:style-name="T1">0.2343, 0.4896, …</text:span></text:p>
      <text:p text:style-name="P22"/>
      <text:p text:style-name="P16">Метод серединных произведений. </text:p>
      <text:p text:style-name="P8">Допустим, мы хотим генерировать числа с четырьмя знаками после запятой. Для этого берём два четырёхзначных числа <text:span text:style-name="T3">z</text:span><text:span text:style-name="T17">1</text:span><text:span text:style-name="T8"> </text:span><text:span text:style-name="T14">и </text:span><text:span text:style-name="T3">z</text:span><text:span text:style-name="T15">2</text:span> и перемножаем их — получается восьмизначное число. Средние четыре цифры этого восьмизначного числа задают следующий элемент последовательности — <text:s/><text:span text:style-name="T3">z</text:span><text:span text:style-name="T15">3</text:span><text:span text:style-name="T20">. Затем умножаем </text:span><text:span text:style-name="T23">z</text:span><text:span text:style-name="T15">2</text:span><text:span text:style-name="T20"> на </text:span><text:span text:style-name="T23">z</text:span><text:span text:style-name="T15">3</text:span><text:span text:style-name="T20"> и берём средние четыре цифры из этого произведения — получаем </text:span><text:span text:style-name="T23">z</text:span><text:span text:style-name="T15">4</text:span><text:span text:style-name="T20">, которое потом умножается на </text:span><text:span text:style-name="T23">z</text:span><text:span text:style-name="T15">3</text:span><text:span text:style-name="T20"> и т. д.</text:span></text:p>
      <text:p text:style-name="P7">В конце укладываем все полученные числа в пределы от нуля до единицы простым способом: <draw:frame draw:style-name="fr1" draw:name="Объект2" text:anchor-type="as-char" svg:y="-0.683cm" svg:width="2.006cm" svg:height="1.062cm" draw:z-index="1"><draw:object xlink:href="./Object 2" xlink:type="simple" xlink:show="embed" xlink:actuate="onLoad"/><draw:image xlink:href="./ObjectReplacements/Object 2" xlink:type="simple" xlink:show="embed" xlink:actuate="onLoad"/><svg:desc>формула</svg:desc></draw:frame>.</text:p>
      <text:p text:style-name="P7">Если при возведении в квадрат получается число меньше чем из восьми знаков, считаем, что оно всё же восьмизначное, просто у него в начале стоят нули.</text:p>
      <text:p text:style-name="P7"/>
      <text:p text:style-name="P8">Пример генерируемой последовательности (первые два числа — взятые с потолка начальные значения): <text:span text:style-name="T1">0.</text:span>1111, <text:span text:style-name="T1">0.</text:span>5509<text:span text:style-name="T1">, 0.</text:span>1204<text:span text:style-name="T1">, </text:span>0.6328, <text:span text:style-name="T1">…</text:span></text:p>
      <text:p text:style-name="P23"/>
      <text:p text:style-name="P24">Линейный конгруэнтный метод.</text:p>
      <text:p text:style-name="P9"><text:span text:style-name="T20">Волшебным образом назначаются три параметра генерируемой последовательности </text:span><text:span text:style-name="T22">a</text:span><text:span text:style-name="T21">, </text:span><text:span text:style-name="T22">b</text:span><text:span text:style-name="T21"> </text:span><text:span text:style-name="T20">и</text:span><text:span text:style-name="T21"> </text:span><text:span text:style-name="T22">m</text:span><text:span text:style-name="T21"> </text:span><text:span text:style-name="T20">и берётся начальное число </text:span><text:span text:style-name="T22">z</text:span><text:span text:style-name="T16">1</text:span><text:span text:style-name="T21"> &lt; </text:span><text:span text:style-name="T22">m</text:span><text:span text:style-name="T21">. </text:span><text:span text:style-name="T20">Следующее число рассчитывается по формуле </text:span><text:span text:style-name="T20"><draw:frame draw:style-name="fr1" draw:name="Объект3" text:anchor-type="as-char" svg:y="-0.386cm" svg:width="3.801cm" svg:height="0.54cm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20">, </text:span><text:span text:style-name="T21">mod </text:span><text:span text:style-name="T20">—</text:span><text:span text:style-name="T21"> </text:span><text:span text:style-name="T20">остаток от деления.</text:span></text:p>
      <text:p text:style-name="P8"><text:span text:style-name="T20">Полученная последовательность укладывается в пределы от 0 до 1 так: </text:span><text:span text:style-name="T20"><draw:frame draw:style-name="fr1" draw:name="Объект4" text:anchor-type="as-char" svg:y="-0.683cm" svg:width="1.259cm" svg:height="1.062cm" draw:z-index="3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20">.</text:span></text:p>
      <text:p text:style-name="P26"/>
      <text:p text:style-name="P25">Степенной остаточный №1.</text:p>
      <text:p text:style-name="P11"><text:span text:style-name="T20">Назначаем начальное число </text:span><text:span text:style-name="T24">z</text:span><text:span text:style-name="T18">1</text:span><text:span text:style-name="T25"> &lt; </text:span><text:span text:style-name="T29">10000</text:span><text:span text:style-name="T25">. </text:span><text:span text:style-name="T20">Последующие числа получаем из соотношения </text:span><text:span text:style-name="T20"><draw:frame draw:style-name="fr1" draw:name="Объект5" text:anchor-type="as-char" svg:y="-0.437cm" svg:width="5.59cm" svg:height="0.591cm" draw:z-index="4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20">, </text:span><text:span text:style-name="T26">div </text:span><text:span text:style-name="T31">— цел</text:span><text:span text:style-name="T32">ая часть от</text:span><text:span text:style-name="T31"> делени</text:span><text:span text:style-name="T32">я</text:span><text:span text:style-name="T31">,</text:span><text:span text:style-name="T20"> </text:span><text:span text:style-name="T25">mod </text:span><text:span text:style-name="T28">—</text:span><text:span text:style-name="T25"> </text:span><text:span text:style-name="T28">остаток от деления.</text:span></text:p>
      <text:p text:style-name="P10"><text:span text:style-name="T20">Полученная последовательность укладывается в пределы от 0 до 1 так: </text:span><text:span text:style-name="T20"><draw:frame draw:style-name="fr1" draw:name="Объект8" text:anchor-type="as-char" svg:y="-0.683cm" svg:width="2.006cm" svg:height="1.062cm" draw:z-index="7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text:span text:style-name="T20">.</text:span></text:p>
      <text:p text:style-name="P27"/>
      <text:p text:style-name="P17"><text:span text:style-name="T20">Степенной остаточный №</text:span><text:span text:style-name="T26">2</text:span><text:span text:style-name="T20">.</text:span></text:p>
      <text:p text:style-name="P11"><text:span text:style-name="T28">Назначаем начальное число </text:span><text:span text:style-name="T24">z</text:span><text:span text:style-name="T18">1</text:span><text:span text:style-name="T25"> &lt; </text:span><text:span text:style-name="T30">10000</text:span><text:span text:style-name="T25">. </text:span><text:span text:style-name="T28">Последующие числа получаем из соотношения </text:span><text:span text:style-name="T28"><draw:frame draw:style-name="fr1" draw:name="Объект6" text:anchor-type="as-char" svg:y="-0.437cm" svg:width="6.705cm" svg:height="0.591cm" draw:z-index="5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text:span text:style-name="T28">, </text:span><text:span text:style-name="T26">div </text:span><text:span text:style-name="T31">— цел</text:span><text:span text:style-name="T32">ая часть от</text:span><text:span text:style-name="T31"> делени</text:span><text:span text:style-name="T32">я</text:span><text:span text:style-name="T31">,</text:span><text:span text:style-name="T28"> </text:span><text:span text:style-name="T25">mod </text:span><text:span text:style-name="T28">—</text:span><text:span text:style-name="T25"> </text:span><text:span text:style-name="T28">остаток от деления.</text:span></text:p>
      <text:p text:style-name="P10"><text:span text:style-name="T20">Полученная последовательность укладывается в пределы от 0 до 1 так: </text:span><text:span text:style-name="T20"><draw:frame draw:style-name="fr1" draw:name="Объект9" text:anchor-type="as-char" svg:y="-0.683cm" svg:width="2.006cm" svg:height="1.062cm" draw:z-index="8"><draw:object xlink:href="./Object 9" xlink:type="simple" xlink:show="embed" xlink:actuate="onLoad"/><draw:image xlink:href="./ObjectReplacements/Object 9" xlink:type="simple" xlink:show="embed" xlink:actuate="onLoad"/><svg:desc>формула</svg:desc></draw:frame></text:span><text:span text:style-name="T20">.</text:span></text:p>
      <text:p text:style-name="P27"/>
      <text:p text:style-name="P18"><text:span text:style-name="T20">Степенной остаточный №</text:span><text:span text:style-name="T33">3.</text:span></text:p>
      <text:p text:style-name="P12"><text:span text:style-name="T28">Назначаем начальное число </text:span><text:span text:style-name="T24">z</text:span><text:span text:style-name="T18">1</text:span><text:span text:style-name="T25"> &lt; </text:span><text:span text:style-name="T30">10000</text:span><text:span text:style-name="T25">. </text:span><text:span text:style-name="T28">Последующие числа получаем из соотношения </text:span><text:span text:style-name="T28"><draw:frame draw:style-name="fr1" draw:name="Объект7" text:anchor-type="as-char" svg:y="-0.437cm" svg:width="6.493cm" svg:height="0.591cm" draw:z-index="6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text:span text:style-name="T28">, </text:span><text:span text:style-name="T26">div </text:span><text:span text:style-name="T31">— цел</text:span><text:span text:style-name="T32">ая часть от</text:span><text:span text:style-name="T31"> делени</text:span><text:span text:style-name="T32">я</text:span><text:span text:style-name="T31">,</text:span><text:span text:style-name="T28"> </text:span><text:span text:style-name="T25">mod </text:span><text:span text:style-name="T28">—</text:span><text:span text:style-name="T25"> </text:span><text:span text:style-name="T28">остаток от деления.</text:span></text:p>
      <text:p text:style-name="P10"><text:soft-page-break/><text:span text:style-name="T20">Полученная последовательность укладывается в пределы от 0 до 1 так: </text:span><text:span text:style-name="T20"><draw:frame draw:style-name="fr1" draw:name="Объект10" text:anchor-type="as-char" svg:y="-0.683cm" svg:width="2.006cm" svg:height="1.062cm" draw:z-index="9"><draw:object xlink:href="./Object 10" xlink:type="simple" xlink:show="embed" xlink:actuate="onLoad"/><draw:image xlink:href="./ObjectReplacements/Object 10" xlink:type="simple" xlink:show="embed" xlink:actuate="onLoad"/><svg:desc>формула</svg:desc></draw:frame></text:span><text:span text:style-name="T20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8T23:52:23.798000000</meta:creation-date>
    <dc:date>2019-02-18T19:55:21.160000000</dc:date>
    <meta:editing-duration>PT30M1S</meta:editing-duration>
    <meta:editing-cycles>10</meta:editing-cycles>
    <meta:generator>LibreOffice/6.0.1.1$Windows_x86 LibreOffice_project/60bfb1526849283ce2491346ed2aa51c465abfe6</meta:generator>
    <meta:document-statistic meta:table-count="0" meta:image-count="0" meta:object-count="10" meta:page-count="3" meta:paragraph-count="48" meta:word-count="727" meta:character-count="5036" meta:non-whitespace-character-count="4342"/>
  </office:meta>
</office:document-meta>
</file>

<file path=Object 1/content.xml><?xml version="1.0" encoding="utf-8"?>
<math xmlns="http://www.w3.org/1998/Math/MathML" display="block">
  <semantics>
    <mrow>
      <msub>
        <mi>x</mi>
        <mi>i</mi>
      </msub>
      <mo stretchy="false">=</mo>
      <mfrac>
        <msub>
          <mi>z</mi>
          <mi>i</mi>
        </msub>
        <mn>10000</mn>
      </mfrac>
    </mrow>
    <annotation encoding="StarMath 5.0">x_i = z_i over 10000</annotation>
  </semantics>
</math>
</file>

<file path=Object 10/content.xml><?xml version="1.0" encoding="utf-8"?>
<math xmlns="http://www.w3.org/1998/Math/MathML" display="block">
  <semantics>
    <mrow>
      <msub>
        <mi>x</mi>
        <mi>i</mi>
      </msub>
      <mo stretchy="false">=</mo>
      <mfrac>
        <msub>
          <mi>z</mi>
          <mi>i</mi>
        </msub>
        <mn>10000</mn>
      </mfrac>
    </mrow>
    <annotation encoding="StarMath 5.0">x_i = z_i over 10000</annotation>
  </semantics>
</math>
</file>

<file path=Object 2/content.xml><?xml version="1.0" encoding="utf-8"?>
<math xmlns="http://www.w3.org/1998/Math/MathML" display="block">
  <semantics>
    <mrow>
      <msub>
        <mi>x</mi>
        <mi>i</mi>
      </msub>
      <mo stretchy="false">=</mo>
      <mfrac>
        <msub>
          <mi>z</mi>
          <mi>i</mi>
        </msub>
        <mn>10000</mn>
      </mfrac>
    </mrow>
    <annotation encoding="StarMath 5.0">x_i = z_i over 10000</annotation>
  </semantics>
</math>
</file>

<file path=Object 3/content.xml><?xml version="1.0" encoding="utf-8"?>
<math xmlns="http://www.w3.org/1998/Math/MathML" display="block">
  <semantics>
    <mrow>
      <mrow>
        <msub>
          <mi>z</mi>
          <mi>i</mi>
        </msub>
        <mo stretchy="false">=</mo>
        <mrow>
          <mo fence="true" stretchy="false">(</mo>
          <mrow>
            <mrow>
              <msub>
                <mi mathvariant="italic">az</mi>
                <mrow>
                  <mi>i</mi>
                  <mo stretchy="false">−</mo>
                  <mn>1</mn>
                </mrow>
              </msub>
              <mo stretchy="false">+</mo>
              <mi>b</mi>
            </mrow>
          </mrow>
          <mo fence="true" stretchy="false">)</mo>
        </mrow>
      </mrow>
      <mspace width="0.5em"/>
      <mtext>mod</mtext>
      <mspace width="0.5em"/>
      <mi>m</mi>
    </mrow>
    <annotation encoding="StarMath 5.0">z_i = ( az_{i-1}+b ) `"mod"` m</annotation>
  </semantics>
</math>
</file>

<file path=Object 4/content.xml><?xml version="1.0" encoding="utf-8"?>
<math xmlns="http://www.w3.org/1998/Math/MathML" display="block">
  <semantics>
    <mrow>
      <msub>
        <mi>x</mi>
        <mi>i</mi>
      </msub>
      <mo stretchy="false">=</mo>
      <mfrac>
        <msub>
          <mi>z</mi>
          <mi>i</mi>
        </msub>
        <mi>m</mi>
      </mfrac>
    </mrow>
    <annotation encoding="StarMath 5.0">x_i = z_i over m</annotation>
  </semantics>
</math>
</file>

<file path=Object 5/content.xml><?xml version="1.0" encoding="utf-8"?>
<math xmlns="http://www.w3.org/1998/Math/MathML" display="block">
  <semantics>
    <mrow>
      <mrow>
        <msub>
          <mi>z</mi>
          <mi>i</mi>
        </msub>
        <mo stretchy="false">=</mo>
        <mrow>
          <mo fence="true" stretchy="false">(</mo>
          <mrow>
            <mrow>
              <mrow>
                <mo fence="true" stretchy="false">(</mo>
                <mrow>
                  <msubsup>
                    <mi>z</mi>
                    <mrow>
                      <mi>i</mi>
                      <mo stretchy="false">−</mo>
                      <mn>1</mn>
                    </mrow>
                    <mrow>
                      <mn>2</mn>
                      <mspace width="0.5em"/>
                      <mn>.5</mn>
                    </mrow>
                  </msubsup>
                </mrow>
                <mo fence="true" stretchy="false">)</mo>
              </mrow>
              <mspace width="0.5em"/>
              <mtext>div</mtext>
              <mspace width="0.5em"/>
              <mn>100</mn>
            </mrow>
          </mrow>
          <mo fence="true" stretchy="false">)</mo>
        </mrow>
      </mrow>
      <mspace width="0.5em"/>
      <mtext>mod</mtext>
      <mspace width="0.5em"/>
      <mn>10000</mn>
    </mrow>
    <annotation encoding="StarMath 5.0">z_i = (( z_{i-1}^{2`.5} ) `"div"` 100) `"mod"` 10000</annotation>
  </semantics>
</math>
</file>

<file path=Object 6/content.xml><?xml version="1.0" encoding="utf-8"?>
<math xmlns="http://www.w3.org/1998/Math/MathML" display="block">
  <semantics>
    <mrow>
      <mrow>
        <msub>
          <mi>z</mi>
          <mi>i</mi>
        </msub>
        <mo stretchy="false">=</mo>
        <mrow>
          <mo fence="true" stretchy="false">(</mo>
          <mrow>
            <mrow>
              <msup>
                <mrow>
                  <mo fence="true" stretchy="false">(</mo>
                  <mrow>
                    <mrow>
                      <msub>
                        <mi>z</mi>
                        <mrow>
                          <mi>i</mi>
                          <mo stretchy="false">−</mo>
                          <mn>1</mn>
                        </mrow>
                      </msub>
                      <mo stretchy="false">+</mo>
                      <mn>17</mn>
                    </mrow>
                  </mrow>
                  <mo fence="true" stretchy="false">)</mo>
                </mrow>
                <mrow>
                  <mn>2</mn>
                  <mspace width="0.5em"/>
                  <mn>.2</mn>
                </mrow>
              </msup>
              <mspace width="0.5em"/>
              <mtext>div</mtext>
              <mspace width="0.5em"/>
              <mn>100</mn>
            </mrow>
          </mrow>
          <mo fence="true" stretchy="false">)</mo>
        </mrow>
      </mrow>
      <mspace width="0.5em"/>
      <mtext>mod</mtext>
      <mspace width="0.5em"/>
      <mn>10000</mn>
    </mrow>
    <annotation encoding="StarMath 5.0">z_i = (( z_{i-1}+17)^{2`.2}  `"div"` 100) `"mod"` 10000</annotation>
  </semantics>
</math>
</file>

<file path=Object 7/content.xml><?xml version="1.0" encoding="utf-8"?>
<math xmlns="http://www.w3.org/1998/Math/MathML" display="block">
  <semantics>
    <mrow>
      <mrow>
        <msub>
          <mi>z</mi>
          <mi>i</mi>
        </msub>
        <mo stretchy="false">=</mo>
        <mrow>
          <mo fence="true" stretchy="false">(</mo>
          <mrow>
            <mrow>
              <msup>
                <mrow>
                  <mo fence="true" stretchy="false">(</mo>
                  <mrow>
                    <mrow>
                      <msub>
                        <mi>z</mi>
                        <mrow>
                          <mi>i</mi>
                          <mo stretchy="false">−</mo>
                          <mn>1</mn>
                        </mrow>
                      </msub>
                      <mo stretchy="false">+</mo>
                      <mn>58</mn>
                    </mrow>
                  </mrow>
                  <mo fence="true" stretchy="false">)</mo>
                </mrow>
                <mrow>
                  <mn>1</mn>
                  <mspace width="0.5em"/>
                  <mn>.6</mn>
                </mrow>
              </msup>
              <mspace width="0.5em"/>
              <mtext>div</mtext>
              <mspace width="0.5em"/>
              <mn>10</mn>
            </mrow>
          </mrow>
          <mo fence="true" stretchy="false">)</mo>
        </mrow>
      </mrow>
      <mspace width="0.5em"/>
      <mtext>mod</mtext>
      <mspace width="0.5em"/>
      <mn>10000</mn>
    </mrow>
    <annotation encoding="StarMath 5.0">z_i = (( z_{i-1}+58)^{1`.6}  `"div"` 10) `"mod"` 10000</annotation>
  </semantics>
</math>
</file>

<file path=Object 8/content.xml><?xml version="1.0" encoding="utf-8"?>
<math xmlns="http://www.w3.org/1998/Math/MathML" display="block">
  <semantics>
    <mrow>
      <msub>
        <mi>x</mi>
        <mi>i</mi>
      </msub>
      <mo stretchy="false">=</mo>
      <mfrac>
        <msub>
          <mi>z</mi>
          <mi>i</mi>
        </msub>
        <mn>10000</mn>
      </mfrac>
    </mrow>
    <annotation encoding="StarMath 5.0">x_i = z_i over 10000</annotation>
  </semantics>
</math>
</file>

<file path=Object 9/content.xml><?xml version="1.0" encoding="utf-8"?>
<math xmlns="http://www.w3.org/1998/Math/MathML" display="block">
  <semantics>
    <mrow>
      <msub>
        <mi>x</mi>
        <mi>i</mi>
      </msub>
      <mo stretchy="false">=</mo>
      <mfrac>
        <msub>
          <mi>z</mi>
          <mi>i</mi>
        </msub>
        <mn>10000</mn>
      </mfrac>
    </mrow>
    <annotation encoding="StarMath 5.0">x_i = z_i over 10000</annotation>
  </semantics>
</math>
</file>